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0283in" svg:y="0.0886in">
            <draw:object draw:notify-on-update-of-ranges="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13:09:24.0417353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5-16T21:03:45.128672687</dc:date>
    <meta:editing-duration>P5DT2H20M42S</meta:editing-duration>
    <meta:editing-cycles>4</meta:editing-cycles>
    <meta:generator>LibreOffice/7.5.3.2$Linux_X86_64 LibreOffice_project/67bf5ab3e8553b11738d1302ab7051a12dd8b40d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2:Sheet1.B16 Sheet1.B1:Sheet1.B1" chart:data-source-has-labels="both" svg:x="0.561cm" svg:y="0.329cm" svg:width="24.992cm" svg:height="15.8cm">
          <chart:coordinate-region svg:x="1.288cm" svg:y="0.528cm" svg:width="24.265cm" svg:height="13.687cm"/>
          <chart:axis chart:dimension="x" chart:name="primary-x" chart:style-name="ch4" chartooo:axis-type="auto">
            <chartooo:date-scale/>
            <chart:categories table:cell-range-address="Sheet1.A2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16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75701880965039">
                <text:p>0.375701880965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